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80ab" officeooo:paragraph-rsid="000380ab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380ab" officeooo:paragraph-rsid="000380ab" style:font-size-asian="14pt" style:font-weight-asian="bold" style:font-size-complex="14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6cm" style:auto-text-indent="false" style:page-number="auto" fo:background-color="transparent"/>
      <style:text-properties officeooo:rsid="000380ab" officeooo:paragraph-rsid="000380ab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6cm" style:auto-text-indent="false" fo:background-color="transparent"/>
      <style:text-properties officeooo:rsid="000380ab" officeooo:paragraph-rsid="000380ab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6cm" style:auto-text-indent="false" fo:background-color="transparent"/>
      <style:text-properties officeooo:paragraph-rsid="000380ab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380ab" officeooo:paragraph-rsid="000380ab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54a13" officeooo:paragraph-rsid="00054a13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6cm" style:auto-text-indent="false" fo:background-color="transparent"/>
      <style:text-properties officeooo:rsid="000380ab" officeooo:paragraph-rsid="000380ab"/>
    </style:style>
    <style:style style:name="P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tyle="italic" fo:font-weight="bold" officeooo:paragraph-rsid="000380ab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tyle="italic" fo:font-weight="bold" officeooo:rsid="000380ab" officeooo:paragraph-rsid="000380ab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0380ab"/>
    </style:style>
    <style:style style:name="P1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054a13" officeooo:paragraph-rsid="00054a13"/>
    </style:style>
    <style:style style:name="T1" style:family="text">
      <style:text-properties officeooo:rsid="000380ab"/>
    </style:style>
    <style:style style:name="T2" style:family="text">
      <style:text-properties fo:font-style="italic" officeooo:rsid="00054a13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54a13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380ab" style:font-style-asian="italic" style:font-weight-asian="bold" style:font-style-complex="italic" style:font-weight-complex="bold"/>
    </style:style>
    <style:style style:name="T6" style:family="text">
      <style:text-properties officeooo:rsid="00054a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uxo normal para criação de uma entidade:</text:p>
      <text:p text:style-name="P1"/>
      <text:p text:style-name="P1"/>
      <text:p text:style-name="P1"/>
      <text:p text:style-name="P1">Uma entidade possui atributos a fim de identificar e torná-la única.</text:p>
      <text:p text:style-name="P1"/>
      <text:p text:style-name="P3">O primeiro atributo deve ser Único, ou seja, não deve existir mais nenhum cadastro com esse atributo. Como lidamos com entidade genérica, temos que atender essas duas entradas: pessoas físicas, pessoas jurídicas. O CPF ou CNPJ deve ser informado e o sistema não pode permitir novo cadastro caso estes já estejam em seu Banco de Dados. Após essa validação e confirmado que de fato será uma nova entidade, temos que continuar com as atribuições da entidade. </text:p>
      <text:p text:style-name="P5"/>
      <text:p text:style-name="P4">A entidade é composta minimamente pelos atributos: </text:p>
      <text:p text:style-name="P5"/>
      <text:list xml:id="list2199820841826372920" text:style-name="L1">
        <text:list-item>
          <text:p text:style-name="P10">Nome/Razão;</text:p>
          <text:p text:style-name="P9"/>
        </text:list-item>
        <text:list-item>
          <text:p text:style-name="P10">Nome Fantasia;</text:p>
          <text:p text:style-name="P9"/>
        </text:list-item>
        <text:list-item>
          <text:p text:style-name="P11"><text:span text:style-name="T5">Data de Nascimento/Fundação</text:span><text:span text:style-name="T1">;</text:span></text:p>
          <text:p text:style-name="P11"/>
        </text:list-item>
        <text:list-item>
          <text:p text:style-name="P11"><text:span text:style-name="T5">Tipo de entidade</text:span><text:span text:style-name="T1"> <text:tab/>0=Pessoa Fisica, 1=Pessoa Jurídica, 2=Órgão Público, 3=…;</text:span></text:p>
          <text:p text:style-name="P11"/>
        </text:list-item>
        <text:list-item>
          <text:p text:style-name="P12"><text:span text:style-name="T3">Relação:</text:span> <text:tab/><text:tab/>1=Cliente, 2=Fornecedor, 3=Funcionário, 4=Transportador, 5=Banco, <text:tab/><text:tab/><text:tab/>6=Representante … (Permite mais de uma);</text:p>
        </text:list-item>
      </text:list>
      <text:p text:style-name="P4"/>
      <text:p text:style-name="P7"/>
      <text:p text:style-name="P7"><text:tab/>Durante o processo de cadastro é necessário informar todas essas informações para gerar uma entidade; Esse é o fluxo normal de criação, um CPF/CNPJ não antes cadastrado é informado e em seguida são fornecidos dados que serão atribuídos a entidade final.</text:p>
      <text:p text:style-name="P7"/>
      <text:p text:style-name="P7"/>
      <text:p text:style-name="P7"><text:tab/>Como vemos tem dois campos que possuem “Múltiplos atributos”, mas na verdade:</text:p>
      <text:p text:style-name="P4"/>
      <text:p text:style-name="P6"><text:span text:style-name="T4">Nome/Razão</text:span><text:span text:style-name="T2">: </text:span><text:span text:style-name="T6">Nome que a entidade cadastrando um CPF receberá, Caso a entidade receba um CNPJ será a Razão, Mas como o campo tem mesma finalidade não gera problemas;</text:span></text:p>
      <text:p text:style-name="P6"/>
      <text:p text:style-name="P6"><text:span text:style-name="T4">Data de Nascimento/Fundação: </text:span><text:span text:style-name="T6">Como o campo é uma data, pode ser guardado o nascimento de uma pessoa física ou a data de fundação de uma empresa.</text:span></text:p>
      <text:p text:style-name="P6"/>
      <text:p text:style-name="P6"><text:tab/><text:span text:style-name="T6">Depois de todos esses atributos serem declarados a nossa entidade já é inidentificável, e mesmo que tome “outras formas”, ela possui o mínimo para o sistema conseguir lidar.</text:span></text:p>
      <text:p text:style-name="P6"/>
      <text:p text:style-name="P6"/>
      <text:p text:style-name="P6"/>
      <text:p text:style-name="P6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8:08:07.637000000</meta:creation-date>
    <dc:date>2017-07-13T18:41:39.380000000</dc:date>
    <meta:editing-duration>PT28S</meta:editing-duration>
    <meta:editing-cycles>1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19" meta:word-count="273" meta:character-count="1687" meta:non-whitespace-character-count="1425"/>
  </office:meta>
</office:document-meta>
</file>